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cm"/>
    </style:style>
    <style:style style:name="gr8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9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3366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00008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80" fo:font-size="11pt" style:font-size-asian="11pt" style:font-size-complex="11pt"/>
    </style:style>
    <style:style style:name="T4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58cm" svg:height="1.673cm" svg:x="1.133cm" svg:y="1.127cm">
          <draw:text-box>
            <text:p><text:span text:style-name="T1">UCN kicker </text:span></text:p>
            <text:p><text:span text:style-name="T1">control</text:span></text:p>
          </draw:text-box>
        </draw:frame>
        <draw:custom-shape draw:style-name="gr2" draw:text-style-name="P2" draw:layer="layout" svg:width="5.588cm" svg:height="3.302cm" svg:x="5.693cm" svg:y="4.556cm">
          <text:p text:style-name="P2">Kicker Timing <text:line-break/>Control Module </text:p>
          <text:p text:style-name="P2">(KTCM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391cm" svg:y1="4.881cm" svg:x2="5.693cm" svg:y2="4.881cm">
          <text:p/>
        </draw:line>
        <draw:frame draw:style-name="gr4" draw:text-style-name="P3" draw:layer="layout" svg:width="3.395cm" svg:height="1.199cm" svg:x="2.391cm" svg:y="4.881cm">
          <draw:text-box>
            <text:p><text:span text:style-name="T2">46MHz signal</text:span><text:span text:style-name="T2"><text:line-break/></text:span><text:span text:style-name="T2">from 1VM4 </text:span></text:p>
          </draw:text-box>
        </draw:frame>
        <draw:line draw:style-name="gr3" draw:text-style-name="P2" draw:layer="layout" svg:x1="2.298cm" svg:y1="6.588cm" svg:x2="5.6cm" svg:y2="6.588cm">
          <text:p/>
        </draw:line>
        <draw:frame draw:style-name="gr4" draw:text-style-name="P3" draw:layer="layout" svg:width="4.699cm" svg:height="1.199cm" svg:x="0.994cm" svg:y="6.588cm">
          <draw:text-box>
            <text:p><text:span text:style-name="T2">Signal from cyclotron blanking pulser</text:span></text:p>
          </draw:text-box>
        </draw:frame>
        <draw:line draw:style-name="gr5" draw:text-style-name="P2" draw:layer="layout" svg:x1="7.344cm" svg:y1="2.778cm" svg:x2="7.344cm" svg:y2="4.556cm">
          <text:p/>
        </draw:line>
        <draw:frame draw:style-name="gr6" draw:text-style-name="P4" draw:layer="layout" svg:width="2.928cm" svg:height="1.115cm" draw:transform="rotate (1.58807508638964) translate (7.395cm 4.683cm)">
          <draw:text-box>
            <text:p><text:span text:style-name="T3">Kicker time </text:span></text:p>
            <text:p><text:span text:style-name="T3">Offset control </text:span></text:p>
          </draw:text-box>
        </draw:frame>
        <draw:line draw:style-name="gr5" draw:text-style-name="P2" draw:layer="layout" svg:x1="9.099cm" svg:y1="2.804cm" svg:x2="9.099cm" svg:y2="4.582cm">
          <text:p/>
        </draw:line>
        <draw:frame draw:style-name="gr6" draw:text-style-name="P4" draw:layer="layout" svg:width="3.461cm" svg:height="1.115cm" draw:transform="rotate (1.58807508638964) translate (9.15cm 4.709cm)">
          <draw:text-box>
            <text:p><text:span text:style-name="T3">Notch cleaniness</text:span><text:span text:style-name="T3"><text:line-break/></text:span><text:span text:style-name="T3">control </text:span></text:p>
          </draw:text-box>
        </draw:frame>
        <draw:line draw:style-name="gr3" draw:text-style-name="P2" draw:layer="layout" svg:x1="11.281cm" svg:y1="5.318cm" svg:x2="15.472cm" svg:y2="5.318cm">
          <text:p/>
        </draw:line>
        <draw:frame draw:style-name="gr7" draw:text-style-name="P3" draw:layer="layout" svg:width="4.699cm" svg:height="1.199cm" svg:x="11.287cm" svg:y="4.246cm">
          <draw:text-box>
            <text:p><text:span text:style-name="T2">Intermediate</text:span><text:span text:style-name="T2"><text:line-break/></text:span><text:span text:style-name="T2">Kick signal <text:s/></text:span></text:p>
          </draw:text-box>
        </draw:frame>
        <draw:line draw:style-name="gr3" draw:text-style-name="P2" draw:layer="layout" svg:x1="11.281cm" svg:y1="6.334cm" svg:x2="15.472cm" svg:y2="6.334cm">
          <text:p/>
        </draw:line>
        <draw:frame draw:style-name="gr4" draw:text-style-name="P3" draw:layer="layout" svg:width="4.699cm" svg:height="0.979cm" svg:x="11.154cm" svg:y="5.572cm">
          <draw:text-box>
            <text:p><text:span text:style-name="T2">1VM4 “Cleaniness”</text:span></text:p>
          </draw:text-box>
        </draw:frame>
        <draw:custom-shape draw:style-name="gr2" draw:text-style-name="P2" draw:layer="layout" svg:width="4.324cm" svg:height="7.874cm" svg:x="15.472cm" svg:y="4.556cm">
          <text:p text:style-name="P2">Kick Sequence<text:line-break/>Module </text:p>
          <text:p text:style-name="P2">(KSM)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9.796cm" svg:y1="5.572cm" svg:x2="22.59cm" svg:y2="5.572cm">
          <text:p/>
        </draw:line>
        <draw:frame draw:style-name="gr7" draw:text-style-name="P3" draw:layer="layout" svg:width="4.699cm" svg:height="2.147cm" svg:x="19.796cm" svg:y="5.77cm">
          <draw:text-box>
            <text:p><text:span text:style-name="T4">Magnet ramp</text:span></text:p>
            <text:p><text:span text:style-name="T4">up/down </text:span><text:span text:style-name="T4"><text:line-break/></text:span><text:span text:style-name="T4">signal </text:span></text:p>
            <text:p><text:span text:style-name="T4">(fibre)</text:span><text:span text:style-name="T2"> </text:span></text:p>
          </draw:text-box>
        </draw:frame>
        <draw:custom-shape draw:style-name="gr9" draw:text-style-name="P2" draw:layer="layout" svg:width="4.324cm" svg:height="6.604cm" svg:x="22.59cm" svg:y="4.556cm">
          <text:p text:style-name="P2">Kicker Power</text:p>
          <text:p text:style-name="P2">Supply<text:line-break/>(Danfysik)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699cm" svg:height="1.673cm" svg:x="23.479cm" svg:y="2.524cm">
          <draw:text-box>
            <text:p><text:span text:style-name="T4">Kicker settings</text:span><text:span text:style-name="T4"><text:line-break/></text:span><text:span text:style-name="T4">and status</text:span></text:p>
            <text:p><text:span text:style-name="T4">(ethernet/SCPI)</text:span></text:p>
          </draw:text-box>
        </draw:frame>
        <draw:line draw:style-name="gr10" draw:text-style-name="P2" draw:layer="layout" svg:x1="23.606cm" svg:y1="2.524cm" svg:x2="23.606cm" svg:y2="4.556cm">
          <text:p/>
        </draw:line>
        <draw:line draw:style-name="gr3" draw:text-style-name="P2" draw:layer="layout" svg:x1="9.382cm" svg:y1="8.366cm" svg:x2="15.478cm" svg:y2="8.366cm">
          <text:p/>
        </draw:line>
        <draw:frame draw:style-name="gr4" draw:text-style-name="P3" draw:layer="layout" svg:width="6.316cm" svg:height="1.199cm" svg:x="9.255cm" svg:y="8.31cm">
          <draw:text-box>
            <text:p><text:span text:style-name="T2">Enable interlock from </text:span><text:span text:style-name="T2"><text:line-break/></text:span><text:span text:style-name="T2">UCN source</text:span></text:p>
          </draw:text-box>
        </draw:frame>
        <draw:line draw:style-name="gr3" draw:text-style-name="P2" draw:layer="layout" svg:x1="15.351cm" svg:y1="11.033cm" svg:x2="8.112cm" svg:y2="11.033cm">
          <text:p/>
        </draw:line>
        <draw:frame draw:style-name="gr11" draw:text-style-name="P3" draw:layer="layout" svg:width="5.842cm" svg:height="1.673cm" svg:x="8.239cm" svg:y="11.104cm">
          <draw:text-box>
            <text:p><text:span text:style-name="T2">Kicker sequence to </text:span><text:span text:style-name="T2"><text:line-break/></text:span><text:span text:style-name="T2">UCN group, defining 1 min on, 3min off cycle</text:span></text:p>
          </draw:text-box>
        </draw:frame>
        <draw:line draw:style-name="gr3" draw:text-style-name="P2" draw:layer="layout" svg:x1="9.416cm" svg:y1="9.636cm" svg:x2="15.512cm" svg:y2="9.636cm">
          <text:p/>
        </draw:line>
        <draw:frame draw:style-name="gr4" draw:text-style-name="P3" draw:layer="layout" svg:width="6.316cm" svg:height="1.199cm" svg:x="9.289cm" svg:y="9.58cm">
          <draw:text-box>
            <text:p><text:span text:style-name="T2">Enable interlock from </text:span><text:span text:style-name="T2"><text:line-break/></text:span><text:span text:style-name="T2">beamline controls</text:span></text:p>
          </draw:text-box>
        </draw:frame>
        <draw:line draw:style-name="gr5" draw:text-style-name="P2" draw:layer="layout" svg:x1="15.455cm" svg:y1="2.804cm" svg:x2="15.455cm" svg:y2="4.582cm">
          <text:p/>
        </draw:line>
        <draw:frame draw:style-name="gr6" draw:text-style-name="P4" draw:layer="layout" svg:width="2.623cm" svg:height="0.683cm" draw:transform="rotate (1.58807508638964) translate (15.506cm 4.709cm)">
          <draw:text-box>
            <text:p><text:span text:style-name="T3">Kick fraction</text:span></text:p>
          </draw:text-box>
        </draw:frame>
        <draw:line draw:style-name="gr8" draw:text-style-name="P2" draw:layer="layout" svg:x1="19.796cm" svg:y1="10.398cm" svg:x2="22.59cm" svg:y2="10.398cm">
          <text:p/>
        </draw:line>
        <draw:frame draw:style-name="gr7" draw:text-style-name="P3" draw:layer="layout" svg:width="4.699cm" svg:height="0.725cm" svg:x="19.923cm" svg:y="9.636cm">
          <draw:text-box>
            <text:p><text:span text:style-name="T4">Interlo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Lindner</meta:initial-creator>
    <meta:creation-date>2015-12-21T11:02:40.178626618</meta:creation-date>
    <dc:date>2016-01-06T14:05:24.092143167</dc:date>
    <dc:creator>Thomas Lindner</dc:creator>
    <meta:editing-duration>PT6H57M5S</meta:editing-duration>
    <meta:editing-cycles>13</meta:editing-cycles>
    <meta:generator>LibreOffice/4.2.8.2$Linux_X86_64 LibreOffice_project/420$Build-2</meta:generator>
    <meta:document-statistic meta:object-count="30"/>
  </office:meta>
</office:document-meta>
</file>